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0d71fb"/>
    </style:style>
    <style:style style:name="P6" style:family="paragraph" style:parent-style-name="Standard">
      <style:paragraph-properties fo:text-align="start" style:justify-single-word="false"/>
      <style:text-properties officeooo:rsid="000d71fb" officeooo:paragraph-rsid="000d71fb"/>
    </style:style>
    <style:style style:name="T1" style:family="text">
      <style:text-properties officeooo:rsid="000d71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Ф</text:p>
      <text:p text:style-name="P1">Федеральный государственный образовательный университет высшего</text:p>
      <text:p text:style-name="P1">образования</text:p>
      <text:p text:style-name="P1">«Сибирский государственный университет телекоммуникаций и информатики»</text:p>
      <text:p text:style-name="P1">(СибГУТИ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3</text:p>
      <text:p text:style-name="P1">По дисциплине: Технологии Разработки Программного Обеспечения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Выполнил: Клишин В.Е.</text:p>
      <text:p text:style-name="P3">Группа: ИКС-431</text:p>
      <text:p text:style-name="P3">Проверил: Лукинов В.Л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Новосибирск, 2026</text:p>
      <text:p text:style-name="P2">Выполнение</text:p>
      <text:p text:style-name="P1"/>
      <text:p text:style-name="P4">Вариант: функционал CBLAS третьего уровня (3 level).</text:p>
      <text:p text:style-name="P4"/>
      <text:p text:style-name="P4"/>
      <text:p text:style-name="P4"/>
      <text:p text:style-name="P4">Подготовил тесты для проверки библиотеки <text:span text:style-name="T1">OpenBLAS</text:span></text:p>
      <text:p text:style-name="P4"/>
      <text:p text:style-name="P4">Код и инструкция как запустить:</text:p>
      <text:p text:style-name="P4"><text:a xlink:type="simple" xlink:href="https://github.com/tortikmam/TrPoTests.git" text:style-name="Internet_20_link" text:visited-style-name="Visited_20_Internet_20_Link">https://github.com/tortikmam/TrPoTests.git</text:a></text:p>
      <text:p text:style-name="P4"/>
      <text:p text:style-name="P4">Вывод программы:</text:p>
      <text:p text:style-name="P5">Running main_test...</text:p>
      <text:p text:style-name="P5">Starting BLAS Laboratory Tests...</text:p>
      <text:p text:style-name="P5">------------------------------------</text:p>
      <text:p text:style-name="P5">[ RUN <text:s text:c="5"/>] SGEMM</text:p>
      <text:p text:style-name="P5">[ <text:s text:c="6"/>OK ] </text:p>
      <text:p text:style-name="P5">------------------------------------</text:p>
      <text:p text:style-name="P5">[ RUN <text:s text:c="5"/>] DGEMM</text:p>
      <text:p text:style-name="P5">[ <text:s text:c="6"/>OK ] </text:p>
      <text:p text:style-name="P5">------------------------------------</text:p>
      <text:p text:style-name="P5">[ RUN <text:s text:c="5"/>] CGEMM</text:p>
      <text:p text:style-name="P5">[ <text:s text:c="6"/>OK ] </text:p>
      <text:p text:style-name="P5">------------------------------------</text:p>
      <text:p text:style-name="P5">[ RUN <text:s text:c="5"/>] ZGEMM</text:p>
      <text:p text:style-name="P5">[ <text:s text:c="6"/>OK ] </text:p>
      <text:p text:style-name="P5">------------------------------------</text:p>
      <text:p text:style-name="P6">И тд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7T23:51:18.799924109</meta:creation-date>
    <dc:date>2026-02-27T23:59:41.471460950</dc:date>
    <meta:editing-duration>PT8M23S</meta:editing-duration>
    <meta:editing-cycles>1</meta:editing-cycles>
    <meta:document-statistic meta:table-count="0" meta:image-count="0" meta:object-count="0" meta:page-count="2" meta:paragraph-count="33" meta:word-count="103" meta:character-count="938" meta:non-whitespace-character-count="820"/>
    <meta:generator>LibreOffice/24.2.7.2$Linux_X86_64 LibreOffice_project/420$Build-2</meta:generator>
  </office:meta>
</office:document-meta>
</file>